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088a05" officeooo:paragraph-rsid="00088a05"/>
    </style:style>
    <style:style style:name="P2" style:family="paragraph" style:parent-style-name="Standard">
      <style:text-properties style:font-name="Times New Roman" fo:font-size="12pt" officeooo:rsid="00088a05" officeooo:paragraph-rsid="00088a05" style:font-size-asian="12pt" style:font-name-complex="Times New Roman1" style:font-size-complex="12pt"/>
    </style:style>
    <style:style style:name="P3" style:family="paragraph" style:parent-style-name="Standard">
      <style:text-properties style:font-name="Times New Roman" fo:font-size="12pt" fo:language="vi" fo:country="VN" officeooo:rsid="00088a05" officeooo:paragraph-rsid="00088a05" style:font-size-asian="12pt" style:font-name-complex="Times New Roman1" style:font-size-complex="12pt"/>
    </style:style>
    <style:style style:name="P4" style:family="paragraph" style:parent-style-name="Standard">
      <style:text-properties style:font-name="Times New Roman" fo:font-size="12pt" fo:language="vi" fo:country="VN" officeooo:rsid="00088a05" officeooo:paragraph-rsid="0009e703" style:font-size-asian="12pt" style:font-name-complex="Times New Roman1" style:font-size-complex="12pt"/>
    </style:style>
    <style:style style:name="P5" style:family="paragraph" style:parent-style-name="Standard">
      <style:text-properties style:font-name="Times New Roman" fo:font-size="12pt" fo:language="vi" fo:country="VN" officeooo:rsid="0009e703" officeooo:paragraph-rsid="0009e703" style:font-size-asian="12pt" style:font-name-complex="Times New Roman1" style:font-size-complex="12pt"/>
    </style:style>
    <style:style style:name="P6" style:family="paragraph" style:parent-style-name="Standard">
      <style:text-properties fo:font-weight="bold" officeooo:rsid="00088a05" officeooo:paragraph-rsid="00088a05" style:font-weight-asian="bold" style:font-weight-complex="bold"/>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fo:language="vi" fo:country="VN" style:font-size-asian="12pt" style:font-name-complex="Times New Roman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cope--</text:p>
      <text:p text:style-name="P1"/>
      <text:p text:style-name="P1">1. Admin - <text:span text:style-name="T1">The person with the highest responsibility for the system, has all the rights of the system including (user management, category management, message management, banner management, brand management, owner management).</text:span></text:p>
      <text:p text:style-name="P2"/>
      <text:p text:style-name="P2">2. User - Ordinary users, who have registered an account with the system, have the right to view order history, manage personal information, add products to the cart, manage personal addresses, comment on posts, rate products.</text:p>
      <text:p text:style-name="P2"/>
      <text:p text:style-name="P2">3. User management - User management function, allowing administrators to search, delete users, view .</text:p>
      <text:p text:style-name="P2"/>
      <text:p text:style-name="P2">4. Catalog - All categories management function allows administrator to search, add, edit, delete, view</text:p>
      <text:p text:style-name="P2"/>
      <text:p text:style-name="P1"><text:span text:style-name="T1">5. Order Management - </text:span><text:span text:style-name="T2">Order management function, allowing sales staff to search, view detailed information, update order status, export excel.</text:span></text:p>
      <text:p text:style-name="P3"/>
      <text:p text:style-name="P3">6. Product Management - All products management function allows administrator to search, add, edit, delete, view all products in the system.</text:p>
      <text:p text:style-name="P3"/>
      <text:p text:style-name="P3">7. Personal Information - Personal information management function allows members to edit and view their personal information in the system.</text:p>
      <text:p text:style-name="P3"/>
      <text:p text:style-name="P3">8. View Order History - Personal order management function allows members to review information about orders</text:p>
      <text:p text:style-name="P3"/>
      <text:p text:style-name="P4">9. Add Product to Cart - The function of adding products to the cart allows members to add products, update quantities, and delete products in the system's cart.</text:p>
      <text:p text:style-name="P4"/>
      <text:p text:style-name="P5">10. view Product List - Product information view function allows visitors to view full details of each product in the syste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efault_20_Paragraph_20_Font" style:display-name="Default Paragraph Font" style:family="text"/>
    <style:style style:name="rynqvb" style:family="text" style:parent-style-name="Default_20_Paragraph_20_Fon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3T18:06:58.947673302</meta:creation-date>
    <dc:date>2023-06-13T18:20:19.962255948</dc:date>
    <meta:editing-duration>PT1M24S</meta:editing-duration>
    <meta:editing-cycles>2</meta:editing-cycles>
    <meta:generator>LibreOffice/7.3.7.2$Linux_X86_64 LibreOffice_project/30$Build-2</meta:generator>
    <meta:document-statistic meta:table-count="0" meta:image-count="0" meta:object-count="0" meta:page-count="1" meta:paragraph-count="11" meta:word-count="225" meta:character-count="1481" meta:non-whitespace-character-count="1267"/>
  </office:meta>
</office:document-meta>
</file>